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family-generic="roman"/>
    <style:font-face style:name="Monospace" svg:font-family="Monospace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break-before="column" table:align="left"/>
    </style:style>
    <style:style style:name="Table1.A" style:family="table-column">
      <style:table-column-properties style:column-width="0.6563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5.27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042f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 style:master-page-name="Standard">
      <style:paragraph-properties style:page-number="auto"/>
      <style:text-properties fo:font-size="16pt" fo:font-weight="bold" officeooo:paragraph-rsid="001a042f" style:font-size-asian="16pt" style:font-weight-asian="bold" style:font-size-complex="16pt" style:font-weight-complex="bold"/>
    </style:style>
    <style:style style:name="P4" style:family="paragraph" style:parent-style-name="Table_20_Contents">
      <style:text-properties officeooo:paragraph-rsid="001a042f"/>
    </style:style>
    <style:style style:name="P5" style:family="paragraph" style:parent-style-name="Table_20_Contents">
      <style:text-properties fo:font-weight="bold" officeooo:paragraph-rsid="001a042f" style:font-weight-asian="bold" style:font-weight-complex="bold"/>
    </style:style>
    <style:style style:name="P6" style:family="paragraph" style:parent-style-name="Table_20_Contents">
      <style:text-properties officeooo:paragraph-rsid="001a97e6"/>
    </style:style>
    <style:style style:name="P7" style:family="paragraph" style:parent-style-name="Table_20_Contents">
      <style:text-properties officeooo:paragraph-rsid="001c7d58"/>
    </style:style>
    <style:style style:name="P8" style:family="paragraph" style:parent-style-name="Table_20_Contents">
      <style:text-properties officeooo:paragraph-rsid="001d1bd3"/>
    </style:style>
    <style:style style:name="T1" style:family="text">
      <style:text-properties officeooo:rsid="001a042f"/>
    </style:style>
    <style:style style:name="T2" style:family="text">
      <style:text-properties officeooo:rsid="001a97e6"/>
    </style:style>
    <style:style style:name="T3" style:family="text">
      <style:text-properties officeooo:rsid="001c7d58"/>
    </style:style>
    <style:style style:name="T4" style:family="text">
      <style:text-properties officeooo:rsid="001d1bd3"/>
    </style:style>
    <style:style style:name="T5" style:family="text">
      <style:text-properties fo:color="#ffdd00" style:font-name="Monospace1" fo:font-size="10pt" style:font-size-asian="10pt"/>
    </style:style>
    <style:style style:name="T6" style:family="text">
      <style:text-properties fo:color="#ffdd00" style:font-name="Monospace1" fo:font-size="10pt" officeooo:rsid="001a042f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Heroku Bugs</text:span></text:p>
      <text:p text:style-name="P1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<text:span text:style-name="T1">Found </text:span></text:p>
            <text:p text:style-name="P5"><text:span text:style-name="T1">Date</text:span></text:p>
          </table:table-cell>
          <table:table-cell table:style-name="Table1.A1" office:value-type="string">
            <text:p text:style-name="P5"><text:span text:style-name="T1">Fixed Date/</text:span></text:p>
            <text:p text:style-name="P5"><text:span text:style-name="T1">Status</text:span></text:p>
          </table:table-cell>
          <table:table-cell table:style-name="Table1.C1" office:value-type="string">
            <text:p text:style-name="P5"><text:span text:style-name="T1">Issue/Resolution</text:span></text:p>
          </table:table-cell>
        </table:table-row>
        <table:table-row>
          <table:table-cell table:style-name="Table1.A2" office:value-type="string">
            <text:p text:style-name="P4"><text:span text:style-name="T1">2/10/14</text:span></text:p>
          </table:table-cell>
          <table:table-cell table:style-name="Table1.A2" office:value-type="string">
            <text:p text:style-name="P4"><text:span text:style-name="T1">Found</text:span></text:p>
          </table:table-cell>
          <table:table-cell table:style-name="Table1.C2" office:value-type="string">
            <text:p text:style-name="P4"><text:span text:style-name="T1">Issue: You can save a report with a blank report group. Shouldn't be able to.</text:span></text:p>
            <text:p text:style-name="P4"><text:span text:style-name="T1">Resolution:</text:span></text:p>
          </table:table-cell>
        </table:table-row>
        <table:table-row>
          <table:table-cell table:style-name="Table1.A2" office:value-type="string">
            <text:p text:style-name="P6"><text:span text:style-name="T2">2/10/14</text:span></text:p>
          </table:table-cell>
          <table:table-cell table:style-name="Table1.A2" office:value-type="string">
            <text:p text:style-name="P6"><text:span text:style-name="T2">Found</text:span></text:p>
          </table:table-cell>
          <table:table-cell table:style-name="Table1.C2" office:value-type="string">
            <text:p text:style-name="P4"><text:span text:style-name="T1">Issue: </text:span><text:span text:style-name="T2">Only ken and thomas (or users flagged as admins) should be able to see the various “load” buttons and see the edit/delete buttons for the various edit screens.</text:span></text:p>
            <text:p text:style-name="P4"><text:span text:style-name="T1">Resolution:</text:span></text:p>
          </table:table-cell>
        </table:table-row>
        <table:table-row>
          <table:table-cell table:style-name="Table1.A2" office:value-type="string">
            <text:p text:style-name="P7"><text:span text:style-name="T3">2/10/14</text:span></text:p>
          </table:table-cell>
          <table:table-cell table:style-name="Table1.A2" office:value-type="string">
            <text:p text:style-name="P8"><text:span text:style-name="T4">2/10/14</text:span></text:p>
          </table:table-cell>
          <table:table-cell table:style-name="Table1.C2" office:value-type="string">
            <text:p text:style-name="P4"><text:span text:style-name="T1">Issue: </text:span><text:span text:style-name="T3">It appears that the test user doesn't have the report returned after it is requested.</text:span></text:p>
            <text:p text:style-name="P4"><text:span text:style-name="T1">Resolution: </text:span><text:span text:style-name="T4">In browse_controller.open_save_open. Only allowed to open reports that you wrote. Removed check on user name.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4"><text:span text:style-name="T1">Issue: </text:span></text:p>
            <text:p text:style-name="P4"><text:span text:style-name="T1">Resolution: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4"><text:span text:style-name="T1">Issue: </text:span></text:p>
            <text:p text:style-name="P4"><text:span text:style-name="T1">Resolution: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4"><text:span text:style-name="T1">Issue: </text:span></text:p>
            <text:p text:style-name="P4"><text:span text:style-name="T1">Resolution: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4"><text:span text:style-name="T1">Issue: </text:span></text:p>
            <text:p text:style-name="P4"><text:span text:style-name="T1">Resolution:</text:span></text:p>
          </table:table-cell>
        </table:table-row>
      </table:table>
      <text:p text:style-name="P2"><text:span text:style-name="T6">open_save_open</text:span><text:span text:style-name="T5">open_save_op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onospace1" svg:font-family="Monospace" style:font-family-generic="roman"/>
    <style:font-face style:name="Monospace" svg:font-family="Monospace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Buxton</meta:initial-creator>
    <meta:creation-date>2010-03-28T09:22:47</meta:creation-date>
    <meta:generator>LibreOffice/3.6$Linux_X86_64 LibreOffice_project/360m1$Build-2</meta:generator>
    <dc:date>2014-02-10T14:31:52</dc:date>
    <dc:creator>Ken Buxton</dc:creator>
    <meta:editing-duration>PT41M52S</meta:editing-duration>
    <meta:editing-cycles>4</meta:editing-cycles>
    <meta:document-statistic meta:table-count="1" meta:image-count="0" meta:object-count="0" meta:page-count="1" meta:paragraph-count="27" meta:word-count="101" meta:character-count="670" meta:non-whitespace-character-count="591"/>
  </office:meta>
</office:document-meta>
</file>